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12CADE2FD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7cm" table:align="margins"/>
    </style:style>
    <style:style style:name="Tabelle1.A" style:family="table-column">
      <style:table-column-properties style:column-width="8.003cm" style:rel-column-width="32767*"/>
    </style:style>
    <style:style style:name="Tabelle1.B" style:family="table-column">
      <style:table-column-properties style:column-width="8.005cm" style:rel-column-width="32768*"/>
    </style:style>
    <style:style style:name="Tabelle1.A1" style:family="table-cell">
      <style:table-cell-properties fo:padding="0.097cm" fo:border="none"/>
    </style:style>
    <style:style style:name="P1" style:family="paragraph" style:parent-style-name="Header">
      <style:paragraph-properties fo:text-align="end" style:justify-single-word="false"/>
      <style:text-properties officeooo:rsid="001702ea" officeooo:paragraph-rsid="001702ea"/>
    </style:style>
    <style:style style:name="P2" style:family="paragraph" style:parent-style-name="Text_20_body">
      <style:paragraph-properties fo:line-height="100%" fo:text-align="start" style:justify-single-word="false"/>
      <style:text-properties officeooo:paragraph-rsid="00197c11"/>
    </style:style>
    <style:style style:name="P3" style:family="paragraph" style:parent-style-name="Text_20_body">
      <style:paragraph-properties fo:margin-top="0cm" fo:margin-bottom="0cm" loext:contextual-spacing="false" fo:line-height="115%"/>
      <style:text-properties style:font-name="Liberation Sans"/>
    </style:style>
    <style:style style:name="P4" style:family="paragraph" style:parent-style-name="Subtitle">
      <style:paragraph-properties fo:line-height="115%"/>
      <style:text-properties style:font-name="Liberation Sans"/>
    </style:style>
    <style:style style:name="P5" style:family="paragraph" style:parent-style-name="Title">
      <style:paragraph-properties fo:line-height="115%"/>
      <style:text-properties style:font-name="Liberation Sans"/>
    </style:style>
    <style:style style:name="P6" style:family="paragraph" style:parent-style-name="Heading_20_1">
      <style:paragraph-properties fo:line-height="115%"/>
      <style:text-properties style:font-name="Liberation Sans"/>
    </style:style>
    <style:style style:name="P7" style:family="paragraph" style:parent-style-name="Heading_20_1" style:master-page-name="">
      <loext:graphic-properties draw:fill="none"/>
      <style:paragraph-properties fo:margin-left="0cm" fo:margin-right="0cm" fo:margin-top="0.423cm" fo:margin-bottom="0.212cm" loext:contextual-spacing="false" fo:line-height="115%" fo:text-indent="-0.801cm" style:auto-text-indent="false" style:page-number="auto" fo:background-color="transparent" fo:keep-with-next="always"/>
      <style:text-properties style:font-name="Liberation Sans"/>
    </style:style>
    <style:style style:name="P8" style:family="paragraph" style:parent-style-name="Text_20_body">
      <style:paragraph-properties fo:line-height="100%" fo:text-align="start" style:justify-single-word="false"/>
      <style:text-properties style:font-name="Liberation Sans" fo:font-size="10pt" officeooo:paragraph-rsid="001326df" style:font-size-asian="10pt" style:font-size-complex="10pt" fo:padding="0cm" fo:border="none"/>
    </style:style>
    <style:style style:name="P9" style:family="paragraph" style:parent-style-name="Text_20_body" style:list-style-name="L1">
      <style:paragraph-properties fo:line-height="115%"/>
      <style:text-properties style:font-name="Liberation Sans"/>
    </style:style>
    <style:style style:name="P10" style:family="paragraph" style:parent-style-name="Text_20_body" style:list-style-name="L2">
      <style:paragraph-properties fo:line-height="115%"/>
      <style:text-properties style:font-name="Liberation Sans" officeooo:paragraph-rsid="001c5cc7"/>
    </style:style>
    <style:style style:name="P11" style:family="paragraph" style:parent-style-name="Text_20_body" style:list-style-name="L1">
      <style:paragraph-properties fo:margin-top="0cm" fo:margin-bottom="0cm" loext:contextual-spacing="false" fo:line-height="115%"/>
      <style:text-properties style:font-name="Liberation Sans"/>
    </style:style>
    <style:style style:name="P12" style:family="paragraph" style:parent-style-name="Text_20_body" style:list-style-name="L1">
      <style:paragraph-properties fo:margin-top="0cm" fo:margin-bottom="0cm" loext:contextual-spacing="false" fo:line-height="115%"/>
      <style:text-properties style:font-name="Liberation Sans" officeooo:paragraph-rsid="001987a6"/>
    </style:style>
    <style:style style:name="T1" style:family="text">
      <style:text-properties fo:color="#666666" style:font-name="Liberation Sans" fo:font-size="15pt" fo:font-weight="bold" style:font-size-asian="15pt" style:font-weight-asian="bold" style:font-size-complex="15pt" style:font-weight-complex="bold"/>
    </style:style>
    <style:style style:name="T2" style:family="text">
      <style:text-properties style:font-name="Liberation Sans" fo:font-size="10pt" style:font-size-asian="10pt" style:font-size-complex="10pt"/>
    </style:style>
    <style:style style:name="T3" style:family="text">
      <style:text-properties style:font-name="Liberation Sans" fo:font-size="10pt" officeooo:rsid="00197c11" style:font-size-asian="10pt" style:font-size-complex="10pt"/>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si Goreng</text:p>
      <text:p text:style-name="P4">Unser originales indonesisches Rezept</text:p>
      <text:h text:style-name="P6" text:outline-level="1">Zutaten</text:h>
      <table:table table:name="Tabelle1" table:style-name="Tabelle1">
        <table:table-column table:style-name="Tabelle1.A"/>
        <table:table-column table:style-name="Tabelle1.B"/>
        <table:table-row>
          <table:table-cell table:style-name="Tabelle1.A1" office:value-type="string">
            <text:list xml:id="list6700255600598480557" text:style-name="L1">
              <text:list-item>
                <text:p text:style-name="P12">500 g Hähnchenbrustfilet(s) </text:p>
              </text:list-item>
              <text:list-item>
                <text:p text:style-name="P12">1 Zwiebel(n) </text:p>
              </text:list-item>
              <text:list-item>
                <text:p text:style-name="P11">2 Knoblauchzehe(n) </text:p>
              </text:list-item>
              <text:list-item>
                <text:p text:style-name="P11">Möhre(n) </text:p>
              </text:list-item>
              <text:list-item>
                <text:p text:style-name="P11">2 Lauchzwiebel(n) </text:p>
              </text:list-item>
              <text:list-item>
                <text:p text:style-name="P11">Champignons </text:p>
              </text:list-item>
              <text:list-item>
                <text:p text:style-name="P11">250 g Reis </text:p>
              </text:list-item>
              <text:list-item>
                <text:p text:style-name="P11">Salzwasser </text:p>
              </text:list-item>
              <text:list-item>
                <text:p text:style-name="P11">1 Paprikaschote(n) </text:p>
              </text:list-item>
            </text:list>
          </table:table-cell>
          <table:table-cell table:style-name="Tabelle1.A1" office:value-type="string">
            <text:list xml:id="list100930961694094" text:continue-numbering="true" text:style-name="L1">
              <text:list-item>
                <text:p text:style-name="P11">Erbsen </text:p>
              </text:list-item>
              <text:list-item>
                <text:p text:style-name="P11">3 EL dunkle Sojasoße </text:p>
              </text:list-item>
              <text:list-item>
                <text:p text:style-name="P11">1 TL Ingwerpulver </text:p>
              </text:list-item>
              <text:list-item>
                <text:p text:style-name="P11">1 EL Currypulver </text:p>
              </text:list-item>
              <text:list-item>
                <text:p text:style-name="P11">1 TL Kurkuma </text:p>
              </text:list-item>
              <text:list-item>
                <text:p text:style-name="P11">1 TL Sambal Oelek </text:p>
              </text:list-item>
              <text:list-item>
                <text:p text:style-name="P11">Öl (Wok- oder Sesamöl) </text:p>
              </text:list-item>
              <text:list-item>
                <text:p text:style-name="P9">Salz und Pfeffer </text:p>
              </text:list-item>
            </text:list>
          </table:table-cell>
        </table:table-row>
      </table:table>
      <text:p text:style-name="P3"/>
      <text:h text:style-name="P7" text:outline-level="1" text:is-list-header="true">Zubereitung</text:h>
      <text:list xml:id="list373810574372302565" text:style-name="L2">
        <text:list-item>
          <text:p text:style-name="P10">Den Reis wie gewohnt im Salzwasser kochen und abkühlen lassen. Das Hähnchenbrustfilet mit Salz, Pfeffer und Curry würzen und scharf in einer Pfanne anbraten. Danach auf einem Teller zur Seite stellen. </text:p>
        </text:list-item>
        <text:list-item>
          <text:p text:style-name="P10">Zwiebel, Lauchzwiebel, Möhren, Knoblauch, Paprika und Champignons klein schneiden. Das Hähnchenbrustfilet in mundgerechte Stücke schneiden. </text:p>
        </text:list-item>
        <text:list-item>
          <text:p text:style-name="P10">In einen Wok etwas Wok- oder Sesamöl geben und mit einem Haushaltstuch verreiben. Den Wok auf Temperatur bringen und dann die Zutaten nach und nach dazugeben. Beginnend mit Zwiebeln und Knoblauch, dann Champignons, Möhren und Lauchzwiebeln, Erbsen, Paprika, Reis und zum Schluss das Fleisch. </text:p>
        </text:list-item>
        <text:list-item>
          <text:p text:style-name="P10">Dann die Gewürze Sojasoße, Currypulver, Ingwer, Kurkuma und Sambal Oelek dazugeb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02ea" officeooo:paragraph-rsid="001702ea"/>
    </style:style>
    <style:style style:name="MP2" style:family="paragraph" style:parent-style-name="Text_20_body">
      <style:paragraph-properties fo:line-height="100%" fo:text-align="start" style:justify-single-word="false"/>
      <style:text-properties officeooo:paragraph-rsid="00197c11"/>
    </style:style>
    <style:style style:name="MP3" style:family="paragraph" style:parent-style-name="Text_20_body">
      <style:paragraph-properties fo:line-height="100%" fo:text-align="start" style:justify-single-word="false"/>
      <style:text-properties style:font-name="Liberation Sans" fo:font-size="10pt" officeooo:paragraph-rsid="001326df" style:font-size-asian="10pt" style:font-size-complex="10pt" fo:padding="0cm" fo:border="none"/>
    </style:style>
    <style:style style:name="MT1" style:family="text">
      <style:text-properties fo:color="#666666" style:font-name="Liberation Sans" fo:font-size="15pt" fo:font-weight="bold" style:font-size-asian="15pt" style:font-weight-asian="bold" style:font-size-complex="15pt" style:font-weight-complex="bold"/>
    </style:style>
    <style:style style:name="MT2" style:family="text">
      <style:text-properties style:font-name="Liberation Sans" fo:font-size="10pt" style:font-size-asian="10pt" style:font-size-complex="10pt"/>
    </style:style>
    <style:style style:name="MT3" style:family="text">
      <style:text-properties style:font-name="Liberation Sans" fo:font-size="10pt" officeooo:rsid="00197c11" style:font-size-asian="10pt" style:font-size-complex="10pt"/>
    </style:style>
    <style:style style:name="M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487cm" fo:margin-right="2.506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LLNASIGORENG.TK</text:span> <draw:frame draw:style-name="Mfr1" draw:name="Bild2" text:anchor-type="as-char" svg:y="-0.847cm" svg:width="1.27cm" svg:height="1.27cm" draw:z-index="0"><draw:image xlink:href="Pictures/100002010000012C0000012CADE2FD7A.png" xlink:type="simple" xlink:show="embed" xlink:actuate="onLoad"/></draw:frame></text:p>
      </style:header>
      <style:footer>
        <text:p text:style-name="MP2"><text:span text:style-name="MT2">Rezeptquelle: </text:span><text:a xlink:type="simple" xlink:href="http://www.chefkoch.de/rezepte/1761961285878272/Nasi-Goreng.html" text:style-name="Internet_20_link" text:visited-style-name="Visited_20_Internet_20_Link"><text:span text:style-name="MT3">http://www.chefkoch.de/rezepte/1761961285878272/Nasi-Goreng.html</text:span></text:a></text:p>
        <text:p text:style-name="MP3">(CC BY-SA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09:39:39.171000000</meta:creation-date>
    <dc:date>2016-05-26T10:09:29.612000000</dc:date>
    <meta:editing-duration>PT28M4S</meta:editing-duration>
    <meta:editing-cycles>15</meta:editing-cycles>
    <meta:generator>LibreOffice/4.4.7.2$Windows_x86 LibreOffice_project/f3153a8b245191196a4b6b9abd1d0da16eead600</meta:generator>
    <meta:document-statistic meta:table-count="1" meta:image-count="1" meta:object-count="0" meta:page-count="1" meta:paragraph-count="28" meta:word-count="178" meta:character-count="1191" meta:non-whitespace-character-count="1040"/>
  </office:meta>
</office:document-meta>
</file>